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0aa8" officeooo:paragraph-rsid="00120a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@debian:~$ mkdir sales</text:p>
      <text:p text:style-name="P1">exam@debian:~$ ls</text:p>
      <text:p text:style-name="P1">Desktop <text:s text:c="3"/>Downloads <text:s/>Pictures <text:s/>public_html <text:s/>Templates</text:p>
      <text:p text:style-name="P1">Documents <text:s/>Music <text:s text:c="5"/>Public <text:s text:c="3"/>sales <text:s text:c="7"/>Videos</text:p>
      <text:p text:style-name="P1">exam@debian:~$ cd sales</text:p>
      <text:p text:style-name="P1">exam@debian:~/sales$ mkdir location1</text:p>
      <text:p text:style-name="P1">exam@debian:~/sales$ mkdir location2</text:p>
      <text:p text:style-name="P1">exam@debian:~/sales$ mkdir location3</text:p>
      <text:p text:style-name="P1">exam@debian:~/sales$ cd location1</text:p>
      <text:p text:style-name="P1">exam@debian:~/sales/location1$ cat &gt;sales1.txt</text:p>
      <text:p text:style-name="P1">mainly deals with footwear^Z</text:p>
      <text:p text:style-name="P1">[1]+ <text:s/>Stopped <text:s text:c="16"/>cat &gt; sales1.txt</text:p>
      <text:p text:style-name="P1">exam@debian:~/sales/location1$ cat sales1.txt</text:p>
      <text:p text:style-name="P1">exam@debian:~/sales/location1$ cat &gt;sales2.txt</text:p>
      <text:p text:style-name="P1">mainly deals with bakers^C</text:p>
      <text:p text:style-name="P1">exam@debian:~/sales/location1$ cd ..</text:p>
      <text:p text:style-name="P1">exam@debian:~/sales$ cd location2</text:p>
      <text:p text:style-name="P1">exam@debian:~/sales/location2$ cat &gt;pur1.txt</text:p>
      <text:p text:style-name="P1">pur1^Z</text:p>
      <text:p text:style-name="P1">[2]+ <text:s/>Stopped <text:s text:c="16"/>cat &gt; pur1.txt</text:p>
      <text:p text:style-name="P1">exam@debian:~/sales/location2$ cat &gt;pur2.txt</text:p>
      <text:p text:style-name="P1">pur2 <text:s/></text:p>
      <text:p text:style-name="P1"/>
      <text:p text:style-name="P1">^Z</text:p>
      <text:p text:style-name="P1">[3]+ <text:s/>Stopped <text:s text:c="16"/>cat &gt; pur2.txt</text:p>
      <text:p text:style-name="P1">exam@debian:~/sales/location2$ cd ..</text:p>
      <text:p text:style-name="P1">exam@debian:~/sales$ cd location3</text:p>
      <text:p text:style-name="P1">exam@debian:~/sales/location3$ cat &gt;stock1.txt</text:p>
      <text:p text:style-name="P1">mango</text:p>
      <text:p text:style-name="P1">apple</text:p>
      <text:p text:style-name="P1">orange</text:p>
      <text:p text:style-name="P1">mullberry</text:p>
      <text:p text:style-name="P1">strawberry</text:p>
      <text:p text:style-name="P1">bannana</text:p>
      <text:p text:style-name="P1">coconut</text:p>
      <text:p text:style-name="P1">watermelon</text:p>
      <text:p text:style-name="P1">grapes</text:p>
      <text:p text:style-name="P1">rasberry</text:p>
      <text:p text:style-name="P1">guva</text:p>
      <text:p text:style-name="P1">lemon</text:p>
      <text:p text:style-name="P1">cherry</text:p>
      <text:p text:style-name="P1">exam@debian:~/sales/location3$ cat &gt;stock2.txt</text:p>
      <text:p text:style-name="P1">pen</text:p>
      <text:p text:style-name="P1">pencil</text:p>
      <text:p text:style-name="P1">book</text:p>
      <text:p text:style-name="P1">exam@debian:~/sales/location3$ cd ..</text:p>
      <text:p text:style-name="P1">exam@debian:~/sales$ cd ..</text:p>
      <text:p text:style-name="P1">exam@debian:~$ cd sales</text:p>
      <text:p text:style-name="P1">exam@debian:~/sales$ cd location2</text:p>
      <text:p text:style-name="P1">exam@debian:~/sales/location2$ cat pur1.txt pur2.txt &gt;&gt;pur3.txt</text:p>
      <text:p text:style-name="P1">exam@debian:~/sales/location2$ ls</text:p>
      <text:p text:style-name="P1">pur1.txt <text:s/>pur2.txt <text:s/>pur3.txt</text:p>
      <text:p text:style-name="P1"><text:soft-page-break/>exam@debian:~/sales/location2$ cd ..</text:p>
      <text:p text:style-name="P1">exam@debian:~/sales$ cp -r location2/pur3.txt location3/stock3.txt</text:p>
      <text:p text:style-name="P1">exam@debian:~/sales$ cd location3</text:p>
      <text:p text:style-name="P1">exam@debian:~/sales/location3$ ls</text:p>
      <text:p text:style-name="P1">stock1.txt <text:s/>stock2.txt <text:s/>stock3.txt</text:p>
      <text:p text:style-name="P1">exam@debian:~/sales/location3$ ls -l</text:p>
      <text:p text:style-name="P1">total 12</text:p>
      <text:p text:style-name="P1">-rw-r--r-- 1 exam exam 101 Oct <text:s/>8 14:12 stock1.txt</text:p>
      <text:p text:style-name="P1">-rw-r--r-- 1 exam exam <text:s/>16 Oct <text:s/>8 14:12 stock2.txt</text:p>
      <text:p text:style-name="P1">-rw-r--r-- 1 exam exam <text:s text:c="2"/>6 Oct <text:s/>8 14:17 stock3.txt</text:p>
      <text:p text:style-name="P1">exam@debian:~/sales/location3$ chmod u+rwx stock3.txt</text:p>
      <text:p text:style-name="P1">exam@debian:~/sales/location3$ ls -l</text:p>
      <text:p text:style-name="P1">total 12</text:p>
      <text:p text:style-name="P1">-rw-r--r-- 1 exam exam 101 Oct <text:s/>8 14:12 stock1.txt</text:p>
      <text:p text:style-name="P1">-rw-r--r-- 1 exam exam <text:s/>16 Oct <text:s/>8 14:12 stock2.txt</text:p>
      <text:p text:style-name="P1">-rwxr--r-- 1 exam exam <text:s text:c="2"/>6 Oct <text:s/>8 14:17 stock3.txt</text:p>
      <text:p text:style-name="P1">exam@debian:~/sales/location3$ head -n 10 stock1.txt</text:p>
      <text:p text:style-name="P1">mango</text:p>
      <text:p text:style-name="P1">apple</text:p>
      <text:p text:style-name="P1">orange</text:p>
      <text:p text:style-name="P1">mullberry</text:p>
      <text:p text:style-name="P1">strawberry</text:p>
      <text:p text:style-name="P1">bannana</text:p>
      <text:p text:style-name="P1">coconut</text:p>
      <text:p text:style-name="P1">watermelon</text:p>
      <text:p text:style-name="P1">grapes</text:p>
      <text:p text:style-name="P1">rasberry</text:p>
      <text:p text:style-name="P1">exam@debian:~/sales/location3$ ls -al</text:p>
      <text:p text:style-name="P1">total 20</text:p>
      <text:p text:style-name="P1">drwxr-xr-x 2 exam exam 4096 Oct <text:s/>8 14:17 .</text:p>
      <text:p text:style-name="P1">drwxr-xr-x 5 exam exam 4096 Oct <text:s/>8 14:03 ..</text:p>
      <text:p text:style-name="P1">-rw-r--r-- 1 exam exam <text:s/>101 Oct <text:s/>8 14:12 stock1.txt</text:p>
      <text:p text:style-name="P1">-rw-r--r-- 1 exam exam <text:s text:c="2"/>16 Oct <text:s/>8 14:12 stock2.txt</text:p>
      <text:p text:style-name="P1">-rwxr--r-- 1 exam exam <text:s text:c="3"/>6 Oct <text:s/>8 14:17 stock3.txt</text:p>
      <text:p text:style-name="P1">exam@debian:~/sales/location3$ cd ..</text:p>
      <text:p text:style-name="P1">exam@debian:~/sales$ ls -al</text:p>
      <text:p text:style-name="P1">total 20</text:p>
      <text:p text:style-name="P1">drwxr-xr-x <text:s/>5 exam exam 4096 Oct <text:s/>8 14:03 .</text:p>
      <text:p text:style-name="P1">drwxr-xr-x 19 exam exam 4096 Oct <text:s/>8 14:02 ..</text:p>
      <text:p text:style-name="P1">drwxr-xr-x <text:s/>2 exam exam 4096 Oct <text:s/>8 14:06 location1</text:p>
      <text:p text:style-name="P1">drwxr-xr-x <text:s/>2 exam exam 4096 Oct <text:s/>8 14:15 location2</text:p>
      <text:p text:style-name="P1">drwxr-xr-x <text:s/>2 exam exam 4096 Oct <text:s/>8 14:17 location3</text:p>
      <text:p text:style-name="P1"/>
      <text:p text:style-name="P1"/>
      <text:p text:style-name="P1">vol2=0</text:p>
      <text:p text:style-name="P1">echo "menu"</text:p>
      <text:p text:style-name="P1">echo "1.volume of sphere"</text:p>
      <text:p text:style-name="P1">echo "2.volume of cube"</text:p>
      <text:p text:style-name="P1">echo "3.cylinder"</text:p>
      <text:p text:style-name="P1">echo "enter choice"</text:p>
      <text:p text:style-name="P1">read ch</text:p>
      <text:p text:style-name="P1">case $ch in</text:p>
      <text:p text:style-name="P1"><text:soft-page-break/><text:s text:c="4"/>1)echo "enter the radius"</text:p>
      <text:p text:style-name="P1"><text:s text:c="6"/>read r</text:p>
      <text:p text:style-name="P1"><text:s text:c="6"/>vol=`expr $r \* $r \* $r \* 4`</text:p>
      <text:p text:style-name="P1"><text:s text:c="6"/>vol1=`expr $vol \* 22 / 7`</text:p>
      <text:p text:style-name="P1"><text:s text:c="6"/>vol2=`expr $vol1 / 3`</text:p>
      <text:p text:style-name="P1"><text:s text:c="6"/>echo "volume of sphere is:$vol2" ;;</text:p>
      <text:p text:style-name="P1"><text:s text:c="4"/>2)echo "enter the side"</text:p>
      <text:p text:style-name="P1"><text:s text:c="6"/>read s</text:p>
      <text:p text:style-name="P1"><text:s text:c="6"/>vol=$(expr $s \* $s \* $s)</text:p>
      <text:p text:style-name="P1"><text:s text:c="6"/>echo $vol ;;</text:p>
      <text:p text:style-name="P1"><text:s text:c="4"/>3)echo "enter the radius"</text:p>
      <text:p text:style-name="P1"><text:s text:c="6"/>read r</text:p>
      <text:p text:style-name="P1"><text:s text:c="6"/>echo "enter the height"</text:p>
      <text:p text:style-name="P1"><text:s text:c="6"/>read h</text:p>
      <text:p text:style-name="P1"><text:s text:c="6"/>vol=$(expr $r \* $r \* $h)</text:p>
      <text:p text:style-name="P1"><text:s text:c="6"/>vol1=$(expr $vol \* 22 / 7)</text:p>
      <text:p text:style-name="P1"><text:s text:c="6"/>echo $vol1 ;;</text:p>
      <text:p text:style-name="P1">esac</text:p>
      <text:p text:style-name="P1"/>
      <text:p text:style-name="P1"/>
      <text:p text:style-name="P1">exam@debian:~$ sh vo.sh</text:p>
      <text:p text:style-name="P1">menu</text:p>
      <text:p text:style-name="P1">1.volume of sphere</text:p>
      <text:p text:style-name="P1">2.volume of cube</text:p>
      <text:p text:style-name="P1">3.cylinder</text:p>
      <text:p text:style-name="P1">enter choice</text:p>
      <text:p text:style-name="P1">3</text:p>
      <text:p text:style-name="P1">enter the radius</text:p>
      <text:p text:style-name="P1">4</text:p>
      <text:p text:style-name="P1">enter the height</text:p>
      <text:p text:style-name="P1">3</text:p>
      <text:p text:style-name="P1">150</text:p>
      <text:p text:style-name="P1">exam@debian:~$ emacs vo.sh</text:p>
      <text:p text:style-name="P1">exam@debian:~$ ^C</text:p>
      <text:p text:style-name="P1">exam@debian:~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5:36:35.035150226</meta:creation-date>
    <dc:date>2021-10-08T15:40:40.042157783</dc:date>
    <meta:editing-duration>PT4M6S</meta:editing-duration>
    <meta:editing-cycles>1</meta:editing-cycles>
    <meta:document-statistic meta:table-count="0" meta:image-count="0" meta:object-count="0" meta:page-count="3" meta:paragraph-count="134" meta:word-count="461" meta:character-count="3408" meta:non-whitespace-character-count="2882"/>
    <meta:generator>LibreOffice/7.0.4.2$Linux_X86_64 LibreOffice_project/00$Build-2</meta:generator>
  </office:meta>
</office:document-meta>
</file>